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6.79mm" fo:break-before="auto" style:use-optimal-row-height="false"/>
    </style:style>
    <style:style style:name="ro17" style:family="table-row">
      <style:table-row-properties style:row-height="11.6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14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7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9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0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2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3.53m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32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31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4" office:value-type="string" calcext:value-type="string">
            <text:p>Task</text:p>
          </table:table-cell>
          <table:table-cell table:style-name="ce32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Conduction of various research on Scala and on the Play framework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9" office:value-type="date" office:date-value="2016-03-01" calcext:value-type="date">
            <text:p>01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Writing of the specifications and the logbook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Writing of the planning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Writing of the planning and creation of the GitHub deposit</text:p>
          </table:table-cell>
          <table:table-cell table:style-name="ce32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9" office:value-type="date" office:date-value="2016-03-07" calcext:value-type="date">
            <text:p>07.03.16</text:p>
          </table:table-cell>
          <table:table-cell table:style-name="ce12" office:value-type="float" office:value="6" calcext:value-type="float">
            <text:p>6</text:p>
          </table:table-cell>
          <table:table-cell table:style-name="ce20" office:value-type="string" calcext:value-type="string">
            <text:p>Analysis of the Twitter's API and of Twitter4J, and consequently writing of the analysis documentation</text:p>
          </table:table-cell>
          <table:table-cell table:style-name="ce32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1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9"/>
          <table:table-cell table:style-name="ce32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9" office:value-type="date" office:date-value="2016-03-15" calcext:value-type="date">
            <text:p>15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9"/>
          <table:table-cell table:style-name="ce32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10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8" office:value-type="string" calcext:value-type="string">
            <text:p>Installation and production of tests on Twitter4J</text:p>
          </table:table-cell>
          <table:table-cell table:style-name="ce32" table:number-columns-repeated="1020"/>
        </table:table-row>
        <table:table-row table:style-name="ro1">
          <table:covered-table-cell table:style-name="ce5"/>
          <table:table-cell table:style-name="ce10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8" office:value-type="string" calcext:value-type="string">
            <text:p>Production of stats in the prototype application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8" office:value-type="string" calcext:value-type="string">
            <text:p>Analysis of various Twitter's research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9" office:value-type="date" office:date-value="2016-04-04" calcext:value-type="date" table:number-columns-spanned="1" table:number-rows-spanned="2">
            <text:p>04.04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6" office:value-type="string" calcext:value-type="string">
            <text:p>Finalization of the specifications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covered-table-cell table:style-name="ce10"/>
          <table:table-cell table:style-name="ce3" office:value-type="float" office:value="3.5" calcext:value-type="float">
            <text:p>3.5</text:p>
          </table:table-cell>
          <table:table-cell table:style-name="ce18" office:value-type="string" calcext:value-type="string">
            <text:p>Analysis of libraries concerning the maps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Adaptation of the map vizualisation app for the Tweets' visualization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9"/>
          <table:table-cell table:style-name="ce32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9" office:value-type="date" office:date-value="2016-04-11" calcext:value-type="date">
            <text:p>11.04.1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Display of Tweets in the JavaScript application</text:p>
          </table:table-cell>
          <table:table-cell table:style-name="ce32" table:number-columns-repeated="1020"/>
        </table:table-row>
        <table:table-row table:style-name="ro1">
          <table:covered-table-cell table:style-name="ce2"/>
          <table:table-cell table:style-name="ce10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9" office:value-type="string" calcext:value-type="string">
            <text:p>Production of the application's mock-up</text:p>
          </table:table-cell>
          <table:table-cell table:style-name="ce32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9" office:value-type="date" office:date-value="2016-04-18" calcext:value-type="date">
            <text:p>18.04.16</text:p>
          </table:table-cell>
          <table:table-cell table:style-name="ce12" office:value-type="float" office:value="3.5" calcext:value-type="float">
            <text:p>3.5</text:p>
          </table:table-cell>
          <table:table-cell table:style-name="ce16" office:value-type="string" calcext:value-type="string">
            <text:p>Production of the application's mock-up and analysis of the already existing applications on the Internet</text:p>
          </table:table-cell>
          <table:table-cell table:style-name="ce32" table:number-columns-repeated="1020"/>
        </table:table-row>
        <table:table-row table:style-name="ro5">
          <table:covered-table-cell table:style-name="ce4"/>
          <table:table-cell table:style-name="ce11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9" office:value-type="string" calcext:value-type="string">
            <text:p>Analysis of the percentage of Tweets which have geolocation tags with various parameters</text:p>
          </table:table-cell>
          <table:table-cell table:style-name="ce32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9" office:value-type="date" office:date-value="2016-04-25" calcext:value-type="date">
            <text:p>25.04.16</text:p>
          </table:table-cell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Analysis and research of interesting subjects and minor modifications on prototype applications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9" office:value-type="date" office:date-value="2016-05-02" calcext:value-type="date" table:number-columns-spanned="1" table:number-rows-spanned="3">
            <text:p>02.05.1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Modification of the mock-up, according to the 26.04 meeting</text:p>
          </table:table-cell>
          <table:table-cell table:style-name="ce32" table:number-columns-repeated="1020"/>
        </table:table-row>
        <table:table-row table:style-name="ro7">
          <table:covered-table-cell table:style-name="ce3"/>
          <table:covered-table-cell table:style-name="ce10"/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covered-table-cell table:style-name="ce10"/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Translation of documents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8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Reading of the Play framework's documentation</text:p>
          </table:table-cell>
          <table:table-cell table:style-name="ce32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9" office:value-type="date" office:date-value="2016-05-16" calcext:value-type="date">
            <text:p>16.05.1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Reading of the Play framework's documentation and production of test-applications</text:p>
          </table:table-cell>
          <table:table-cell table:style-name="ce32" table:number-columns-repeated="1020"/>
        </table:table-row>
        <table:table-row table:style-name="ro8">
          <table:covered-table-cell table:style-name="ce3"/>
          <table:table-cell table:style-name="ce10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Creation of the application's basics and modification of the documentation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9" office:value-type="date" office:date-value="2016-05-23" calcext:value-type="date">
            <text:p>23.05.1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Importation of the project in the IntelliJ IDE</text:p>
          </table:table-cell>
          <table:table-cell table:style-name="ce32" table:number-columns-repeated="1020"/>
        </table:table-row>
        <table:table-row table:style-name="ro7">
          <table:covered-table-cell table:style-name="ce3"/>
          <table:table-cell table:style-name="ce10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8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Modification of the documentation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9" office:value-type="date" office:date-value="2016-05-30" calcext:value-type="date">
            <text:p>30.05.16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 table:number-columns-spanned="1" table:number-rows-spanned="2">
            <text:p>Development of the search page's GUI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8"/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8"/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8"/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9"/>
          <table:table-cell table:style-name="ce32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9" office:value-type="date" office:date-value="2016-06-06" calcext:value-type="date" table:number-columns-spanned="1" table:number-rows-spanned="3">
            <text:p>06.06.1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Translation of the analysis part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Writing of the progress report's structure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8" office:value-type="string" calcext:value-type="string">
            <text:p>Translation of the specifications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string" calcext:value-type="string">
            <text:p>Creation and writing of the progress report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8" office:value-type="string" calcext:value-type="string" table:number-columns-spanned="1" table:number-rows-spanned="2">
            <text:p>Writing of the progress report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9"/>
          <table:table-cell table:style-name="ce32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9" office:value-type="date" office:date-value="2016-06-13" calcext:value-type="date">
            <text:p>13.06.16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 table:number-columns-spanned="1" table:number-rows-spanned="5">
            <text:p>Writing of the progress report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8"/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8"/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8"/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9"/>
          <table:table-cell table:style-name="ce32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9" office:value-type="date" office:date-value="2016-06-27" calcext:value-type="date">
            <text:p>27.06.16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Production of the GANTT planning for the second half</text:p>
          </table:table-cell>
          <table:table-cell table:style-name="ce32" table:number-columns-repeated="1020"/>
        </table:table-row>
        <table:table-row table:style-name="ro8">
          <table:covered-table-cell table:style-name="ce3"/>
          <table:table-cell table:style-name="ce10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>
            <text:p>Implementation of sessions in GeoTwit and protection of pages (the user must be authenticated, etc.)</text:p>
          </table:table-cell>
          <table:table-cell table:style-name="ce32" table:number-columns-repeated="1020"/>
        </table:table-row>
        <table:table-row table:style-name="ro3">
          <table:covered-table-cell table:style-name="ce3"/>
          <table:table-cell table:style-name="ce10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4" office:value-type="string" calcext:value-type="string">
            <text:p>Implementation of sessions in GeoTwit and protection of pages (the user must be authenticated, etc.)</text:p>
          </table:table-cell>
          <table:table-cell table:style-name="ce32" table:number-columns-repeated="1020"/>
        </table:table-row>
        <table:table-row table:style-name="ro9">
          <table:covered-table-cell table:style-name="ce3"/>
          <table:table-cell table:style-name="ce10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32" table:number-columns-repeated="1020"/>
        </table:table-row>
        <table:table-row table:style-name="ro10">
          <table:covered-table-cell table:style-name="ce3"/>
          <table:covered-table-cell table:style-name="ce10"/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Integration of maps in the application</text:p>
          </table:table-cell>
          <table:table-cell table:style-name="ce32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Writing of the documentation related to the drawing of rectangle by drag-and-dropping the cursor on the map</text:p>
          </table:table-cell>
          <table:table-cell table:style-name="ce32" table:number-columns-repeated="1020"/>
        </table:table-row>
        <table:table-row table:style-name="ro12">
          <table:covered-table-cell table:style-name="ce3"/>
          <table:table-cell table:style-name="ce10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4" office:value-type="string" calcext:value-type="string">
            <text:p>Implementation of a web-sockets system between the Play's server and the JavaScript client</text:p>
          </table:table-cell>
          <table:table-cell table:style-name="ce32" table:number-columns-repeated="1020"/>
        </table:table-row>
        <table:table-row table:style-name="ro13">
          <table:covered-table-cell table:style-name="ce3"/>
          <table:table-cell table:style-name="ce10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5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6" office:value-type="string" calcext:value-type="string">
            <text:p>Implementation of the streaming process in GeoTwit with web sockets</text:p>
          </table:table-cell>
          <table:table-cell table:style-name="ce32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9" office:value-type="date" office:date-value="2016-07-04" calcext:value-type="date">
            <text:p>04.07.16</text:p>
          </table:table-cell>
          <table:table-cell table:style-name="ce12" office:value-type="float" office:value="4" calcext:value-type="float">
            <text:p>4</text:p>
          </table:table-cell>
          <table:table-cell table:style-name="ce27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4"/>
          <table:table-cell table:style-name="ce32" table:number-columns-repeated="1020"/>
        </table:table-row>
        <table:table-row table:style-name="ro1">
          <table:covered-table-cell table:style-name="ce3"/>
          <table:covered-table-cell table:style-name="ce10"/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Reading and validation of user's inputs for the streaming process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Grouping of the Tweets on the map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4" office:value-type="string" calcext:value-type="string">
            <text:p>Selection of countries on the map with the drop-down menu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5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Selection of countries on the map with the drop-down menu</text:p>
          </table:table-cell>
          <table:table-cell table:style-name="ce32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4" office:value-type="string" calcext:value-type="string">
            <text:p>Implementation of two streaming processes at the same time, when the user filled the two keywords sets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4" office:value-type="string" calcext:value-type="string">
            <text:p>Filtering of Tweets by language</text:p>
          </table:table-cell>
          <table:table-cell table:style-name="ce32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4" office:value-type="string" calcext:value-type="string">
            <text:p>Display of streaming information (number of received Tweets, speed, etc.)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4" office:value-type="string" calcext:value-type="string">
            <text:p>Analysis of the FR-DE match of the Euro2016 event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4" office:value-type="string" calcext:value-type="string" table:number-columns-spanned="1" table:number-rows-spanned="2">
            <text:p>Implementation of the streamings' charts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4"/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Handling of exceptions</text:p>
          </table:table-cell>
          <table:table-cell table:style-name="ce32" table:number-columns-repeated="1020"/>
        </table:table-row>
        <table:table-row table:style-name="ro4">
          <table:covered-table-cell table:style-name="ce4"/>
          <table:table-cell table:style-name="ce11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Writing of the documentation related to the analysis of the Euro 2016's final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9" office:value-type="date" office:date-value="2016-07-11" calcext:value-type="date">
            <text:p>11.07.16</text:p>
          </table:table-cell>
          <table:table-cell table:style-name="ce12" office:value-type="float" office:value="7" calcext:value-type="float">
            <text:p>7</text:p>
          </table:table-cell>
          <table:table-cell table:style-name="ce27" office:value-type="string" calcext:value-type="string">
            <text:p>Writing of the documentation related to the last week's implementation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Reading and validation of user's inputs for the static mode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3" calcext:value-type="date" table:number-columns-spanned="1" table:number-rows-spanned="3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4" office:value-type="string" calcext:value-type="string">
            <text:p>Writing of the documentation related to the langages' selection</text:p>
          </table:table-cell>
          <table:table-cell table:style-name="ce32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4.5" calcext:value-type="float">
            <text:p>4.5</text:p>
          </table:table-cell>
          <table:table-cell table:style-name="ce24" office:value-type="string" calcext:value-type="string">
            <text:p>Reading and validation of user's inputs for the static mode and retrieval of Tweets from the server</text:p>
          </table:table-cell>
          <table:table-cell table:style-name="ce32" table:number-columns-repeated="1020"/>
        </table:table-row>
        <table:table-row table:style-name="ro16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24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4" calcext:value-type="date">
            <text:p>14.07.16</text:p>
          </table:table-cell>
          <table:table-cell table:style-name="ce3" office:value-type="float" office:value="6.5" calcext:value-type="float">
            <text:p>6.5</text:p>
          </table:table-cell>
          <table:table-cell table:style-name="ce24" office:value-type="string" calcext:value-type="string" table:number-columns-spanned="1" table:number-rows-spanned="2">
            <text:p>Implementation of the static mode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1" office:value-type="date" office:date-value="2016-07-15" calcext:value-type="date" table:number-columns-spanned="1" table:number-rows-spanned="2">
            <text:p>15.07.16</text:p>
          </table:table-cell>
          <table:table-cell table:style-name="ce3" office:value-type="float" office:value="4" calcext:value-type="float">
            <text:p>4</text:p>
          </table:table-cell>
          <table:covered-table-cell table:style-name="ce24"/>
          <table:table-cell table:style-name="ce32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" calcext:value-type="float">
            <text:p>3</text:p>
          </table:table-cell>
          <table:table-cell table:style-name="ce28" office:value-type="string" calcext:value-type="string">
            <text:p>Generation of the backup files of the streaming's results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21" calcext:value-type="float" table:number-columns-spanned="1" table:number-rows-spanned="15">
            <text:p>21</text:p>
          </table:table-cell>
          <table:table-cell table:style-name="ce9" office:value-type="date" office:date-value="2016-07-18" calcext:value-type="date" table:number-columns-spanned="1" table:number-rows-spanned="3">
            <text:p>18.07.16</text:p>
          </table:table-cell>
          <table:table-cell table:style-name="ce12" office:value-type="float" office:value="4" calcext:value-type="float">
            <text:p>4</text:p>
          </table:table-cell>
          <table:table-cell table:style-name="ce27" office:value-type="string" calcext:value-type="string">
            <text:p>Generation of the backup files of the streaming's results</text:p>
          </table:table-cell>
          <table:table-cell table:style-name="ce32" table:number-columns-repeated="1020"/>
        </table:table-row>
        <table:table-row table:style-name="ro17"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Writing of the documentation related to the static mode and the generation of backup files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 table:number-columns-spanned="1" table:number-rows-spanned="2">
            <text:p>Review of the documentation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9" calcext:value-type="date" table:number-columns-spanned="1" table:number-rows-spanned="2">
            <text:p>19.07.16</text:p>
          </table:table-cell>
          <table:table-cell table:style-name="ce3" office:value-type="float" office:value="6" calcext:value-type="float">
            <text:p>6</text:p>
          </table:table-cell>
          <table:covered-table-cell table:style-name="ce24"/>
          <table:table-cell table:style-name="ce32" table:number-columns-repeated="1020"/>
        </table:table-row>
        <table:table-row table:style-name="ro3">
          <table:covered-table-cell table:style-name="ce3"/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Writing of the documentation related to the generation of the backup files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0" calcext:value-type="date" table:number-columns-spanned="1" table:number-rows-spanned="2">
            <text:p>20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4" office:value-type="string" calcext:value-type="string">
            <text:p>Meeting with Mrs. Fatemi</text:p>
          </table:table-cell>
          <table:table-cell table:style-name="ce32" table:number-columns-repeated="1020"/>
        </table:table-row>
        <table:table-row table:style-name="ro8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4" office:value-type="string" calcext:value-type="string">
            <text:p>Implementation of the about and help pages and modification of the GUI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1" calcext:value-type="date">
            <text:p>21.07.16</text:p>
          </table:table-cell>
          <table:table-cell table:style-name="ce3" office:value-type="float" office:value="8" calcext:value-type="float">
            <text:p>8</text:p>
          </table:table-cell>
          <table:table-cell table:style-name="ce24" office:value-type="string" calcext:value-type="string" table:number-columns-spanned="1" table:number-rows-spanned="2">
            <text:p>Implementation of the files' importation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2" calcext:value-type="date" table:number-columns-spanned="1" table:number-rows-spanned="2">
            <text:p>22.07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24"/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4" office:value-type="string" calcext:value-type="string" table:number-columns-spanned="1" table:number-rows-spanned="2">
            <text:p>Writing of the documentation related to the files' importation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3" calcext:value-type="date" table:number-columns-spanned="1" table:number-rows-spanned="3">
            <text:p>23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4"/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Implementation of the static mode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2.5" calcext:value-type="float">
            <text:p>2.5</text:p>
          </table:table-cell>
          <table:table-cell table:style-name="ce24" office:value-type="string" calcext:value-type="string">
            <text:p>Writing of the documentation related to the static mode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1" office:value-type="date" office:date-value="2016-07-24" calcext:value-type="date" table:number-columns-spanned="1" table:number-rows-spanned="2">
            <text:p>24.07.16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string" calcext:value-type="string">
            <text:p>Writing of the documentation related to the static mode</text:p>
          </table:table-cell>
          <table:table-cell table:style-name="ce32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.5" calcext:value-type="float">
            <text:p>3.5</text:p>
          </table:table-cell>
          <table:table-cell table:style-name="ce28" office:value-type="string" calcext:value-type="string">
            <text:p>Writing of the LaTeX document</text:p>
          </table:table-cell>
          <table:table-cell table:style-name="ce32" table:number-columns-repeated="1020"/>
        </table:table-row>
        <table:table-row table:style-name="ro1">
          <table:table-cell table:style-name="ce2" office:value-type="float" office:value="22" calcext:value-type="float" table:number-columns-spanned="1" table:number-rows-spanned="5">
            <text:p>22</text:p>
          </table:table-cell>
          <table:table-cell table:style-name="ce9" office:value-type="date" office:date-value="2016-07-25" calcext:value-type="date">
            <text:p>25.07.16</text:p>
          </table:table-cell>
          <table:table-cell table:style-name="ce12" office:value-type="float" office:value="14.5" calcext:value-type="float">
            <text:p>14.5</text:p>
          </table:table-cell>
          <table:table-cell table:style-name="ce29" office:value-type="string" calcext:value-type="string" table:number-columns-spanned="1" table:number-rows-spanned="4">
            <text:p>Writing and review of the LaTeX document Writing of the tests</text:p>
          </table:table-cell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6" calcext:value-type="date">
            <text:p>26.07.16</text:p>
          </table:table-cell>
          <table:table-cell table:style-name="ce3" office:value-type="float" office:value="10" calcext:value-type="float">
            <text:p>10</text:p>
          </table:table-cell>
          <table:covered-table-cell table:style-name="ce24"/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7" calcext:value-type="date">
            <text:p>27.07.16</text:p>
          </table:table-cell>
          <table:table-cell table:style-name="ce3" office:value-type="float" office:value="15.5" calcext:value-type="float">
            <text:p>15.5</text:p>
          </table:table-cell>
          <table:covered-table-cell table:style-name="ce24"/>
          <table:table-cell table:style-name="ce32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8" calcext:value-type="date">
            <text:p>28.07.16</text:p>
          </table:table-cell>
          <table:table-cell table:style-name="ce3" office:value-type="float" office:value="10" calcext:value-type="float">
            <text:p>10</text:p>
          </table:table-cell>
          <table:covered-table-cell table:style-name="ce24"/>
          <table:table-cell table:style-name="ce32" table:number-columns-repeated="1020"/>
        </table:table-row>
        <table:table-row table:style-name="ro1">
          <table:covered-table-cell table:style-name="ce4"/>
          <table:table-cell table:style-name="ce11" office:value-type="date" office:date-value="2016-07-29" calcext:value-type="date">
            <text:p>29.07.16</text:p>
          </table:table-cell>
          <table:table-cell table:style-name="ce4" office:value-type="float" office:value="5" calcext:value-type="float">
            <text:p>5</text:p>
          </table:table-cell>
          <table:table-cell table:style-name="ce28" office:value-type="string" calcext:value-type="string">
            <text:p>Finalization and report printout</text:p>
          </table:table-cell>
          <table:table-cell table:style-name="ce32" table:number-columns-repeated="1020"/>
        </table:table-row>
        <table:table-row table:style-name="ro1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13" table:formula="of:=SUM([.C2:.C111])" office:value-type="float" office:value="347.5" calcext:value-type="float" table:number-columns-spanned="2" table:number-rows-spanned="1">
            <text:p>347.5</text:p>
          </table:table-cell>
          <table:covered-table-cell table:style-name="ce30"/>
          <table:table-cell table:style-name="ce32" table:number-columns-repeated="1020"/>
        </table:table-row>
        <table:table-row table:style-name="ro1" table:number-rows-repeated="48">
          <table:table-cell table:style-name="ce3" table:number-columns-repeated="3"/>
          <table:table-cell table:style-name="ce24"/>
          <table:table-cell table:style-name="ce32" table:number-columns-repeated="1020"/>
        </table:table-row>
        <table:table-row table:style-name="ro18" table:number-rows-repeated="104841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.00.0000</text:date>, <text:time style:data-style-name="N2" text:time-value="07:30:35.375173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29T07:37:36.493654849</dc:date>
    <dc:creator>Miguel </dc:creator>
    <meta:editing-duration>P13DT15H57M37S</meta:editing-duration>
    <meta:editing-cycles>177</meta:editing-cycles>
    <meta:generator>LibreOffice/4.4.3.2$Linux_X86_64 LibreOffice_project/40m0$Build-2</meta:generator>
    <meta:document-statistic meta:table-count="1" meta:cell-count="310" meta:object-count="0"/>
  </office:meta>
</office:document-meta>
</file>